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6bbb"/>
    </style:style>
    <style:style style:name="P2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3" style:family="paragraph" style:parent-style-name="Standard">
      <style:text-properties officeooo:paragraph-rsid="0025ad41"/>
    </style:style>
    <style:style style:name="P4" style:family="paragraph" style:parent-style-name="Standard">
      <style:paragraph-properties fo:padding="0.049cm" fo:border="0.06pt solid #000000" style:shadow="#808080 0.18cm 0.18cm"/>
      <style:text-properties fo:font-size="28pt" officeooo:rsid="00196bbb" officeooo:paragraph-rsid="00196bbb" style:font-size-asian="28pt" style:font-size-complex="28pt"/>
    </style:style>
    <style:style style:name="P5" style:family="paragraph" style:parent-style-name="Standard">
      <style:paragraph-properties fo:padding="0.049cm" fo:border="0.06pt solid #000000" style:shadow="#808080 0.18cm 0.18cm"/>
      <style:text-properties fo:font-size="28pt" officeooo:paragraph-rsid="00198626" style:font-size-asian="28pt" style:font-size-complex="28pt"/>
    </style:style>
    <style:style style:name="P6" style:family="paragraph" style:parent-style-name="Standard">
      <style:paragraph-properties fo:padding="0.049cm" fo:border="0.06pt solid #000000" style:shadow="#808080 0.18cm 0.18cm"/>
      <style:text-properties fo:font-size="28pt" officeooo:rsid="00198626" officeooo:paragraph-rsid="00198626" style:font-size-asian="28pt" style:font-size-complex="28pt"/>
    </style:style>
    <style:style style:name="P7" style:family="paragraph" style:parent-style-name="Standard">
      <style:paragraph-properties fo:padding="0.049cm" fo:border="0.06pt solid #000000" style:shadow="#808080 0.18cm 0.18cm"/>
      <style:text-properties fo:font-size="28pt" officeooo:rsid="00198626" officeooo:paragraph-rsid="0025ad41" style:font-size-asian="28pt" style:font-size-complex="28pt"/>
    </style:style>
    <style:style style:name="P8" style:family="paragraph" style:parent-style-name="Standard">
      <style:paragraph-properties fo:padding="0.049cm" fo:border="0.06pt solid #000000" style:shadow="#808080 0.18cm 0.18cm"/>
      <style:text-properties fo:font-size="28pt" officeooo:paragraph-rsid="0025ad41" style:font-size-asian="28pt" style:font-size-complex="28pt"/>
    </style:style>
    <style:style style:name="P9" style:family="paragraph" style:parent-style-name="Standard" style:master-page-name="">
      <style:paragraph-properties style:page-number="auto" fo:padding="0.049cm" fo:border="0.06pt solid #000000" style:shadow="#808080 0.18cm 0.18cm"/>
      <style:text-properties fo:font-size="28pt" officeooo:rsid="00198626" officeooo:paragraph-rsid="0025ad41" style:font-size-asian="28pt" style:font-size-complex="28pt"/>
    </style:style>
    <style:style style:name="P10" style:family="paragraph" style:parent-style-name="Standard" style:master-page-name="">
      <style:paragraph-properties style:page-number="auto" fo:padding="0.049cm" fo:border="0.06pt solid #000000" style:shadow="#808080 0.18cm 0.18cm"/>
      <style:text-properties fo:font-size="28pt" officeooo:rsid="00198626" officeooo:paragraph-rsid="00198626" style:font-size-asian="28pt" style:font-size-complex="28pt"/>
    </style:style>
    <style:style style:name="P11" style:family="paragraph" style:parent-style-name="Standard" style:master-page-name="">
      <style:paragraph-properties style:page-number="auto" fo:padding="0.049cm" fo:border="0.06pt solid #000000" style:shadow="#808080 0.18cm 0.18cm"/>
      <style:text-properties fo:font-size="28pt" officeooo:rsid="00198626" officeooo:paragraph-rsid="00198626" style:font-size-asian="28pt" style:font-size-complex="28pt"/>
    </style:style>
    <style:style style:name="P12" style:family="paragraph" style:parent-style-name="Standard" style:master-page-name="">
      <style:paragraph-properties style:page-number="auto" fo:padding="0.049cm" fo:border="0.06pt solid #000000" style:shadow="#808080 0.18cm 0.18cm"/>
      <style:text-properties fo:font-size="28pt" officeooo:rsid="00198626" officeooo:paragraph-rsid="0025ad41" style:font-size-asian="28pt" style:font-size-complex="28pt"/>
    </style:style>
    <style:style style:name="P13" style:family="paragraph" style:parent-style-name="Standard" style:master-page-name="">
      <style:paragraph-properties style:page-number="auto" fo:padding="0.049cm" fo:border="0.06pt solid #000000" style:shadow="#808080 0.18cm 0.18cm"/>
      <style:text-properties fo:font-size="28pt" officeooo:rsid="00198626" officeooo:paragraph-rsid="0025ad41" style:font-size-asian="28pt" style:font-size-complex="28pt"/>
    </style:style>
    <style:style style:name="P14" style:family="paragraph" style:parent-style-name="Text_20_body">
      <style:paragraph-properties fo:text-align="end" style:justify-single-word="false"/>
    </style:style>
    <style:style style:name="P15" style:family="paragraph" style:parent-style-name="Text_20_body">
      <style:paragraph-properties fo:text-align="end" style:justify-single-word="false"/>
      <style:text-properties officeooo:paragraph-rsid="00196bbb"/>
    </style:style>
    <style:style style:name="P16" style:family="paragraph" style:parent-style-name="Text_20_body">
      <style:paragraph-properties fo:text-align="end" style:justify-single-word="false"/>
      <style:text-properties officeooo:paragraph-rsid="0025ad41"/>
    </style:style>
    <style:style style:name="P17" style:family="paragraph" style:parent-style-name="Text_20_body">
      <style:text-properties officeooo:paragraph-rsid="0025ad41"/>
    </style:style>
    <style:style style:name="P18" style:family="paragraph" style:parent-style-name="Text_20_body" style:list-style-name="L1">
      <style:paragraph-properties fo:padding="0.049cm" fo:border="0.06pt solid #000000" style:shadow="#808080 0.18cm 0.18cm"/>
    </style:style>
    <style:style style:name="P19" style:family="paragraph" style:parent-style-name="Text_20_body" style:list-style-name="L1">
      <style:paragraph-properties fo:padding="0.049cm" fo:border="0.06pt solid #000000" style:shadow="#808080 0.18cm 0.18cm"/>
      <style:text-properties officeooo:paragraph-rsid="0025ad41"/>
    </style:style>
    <style:style style:name="P20" style:family="paragraph" style:parent-style-name="Text_20_body" style:list-style-name="L1">
      <style:paragraph-properties fo:padding="0.049cm" fo:border="0.06pt solid #000000" style:shadow="#808080 0.18cm 0.18cm"/>
      <style:text-properties officeooo:rsid="00198626" officeooo:paragraph-rsid="001a29c4"/>
    </style:style>
    <style:style style:name="P21" style:family="paragraph" style:parent-style-name="Text_20_body" style:list-style-name="L1">
      <style:paragraph-properties fo:padding="0.049cm" fo:border="0.06pt solid #000000" style:shadow="#808080 0.18cm 0.18cm"/>
      <style:text-properties officeooo:rsid="00198626" officeooo:paragraph-rsid="0025ad41"/>
    </style:style>
    <style:style style:name="P22" style:family="paragraph" style:parent-style-name="Text_20_body" style:list-style-name="L2">
      <style:paragraph-properties fo:padding="0.049cm" fo:border="0.06pt solid #000000" style:shadow="#808080 0.18cm 0.18cm"/>
      <style:text-properties officeooo:paragraph-rsid="001b70af"/>
    </style:style>
    <style:style style:name="P23" style:family="paragraph" style:parent-style-name="Text_20_body" style:list-style-name="L2">
      <style:paragraph-properties fo:padding="0.049cm" fo:border="0.06pt solid #000000" style:shadow="#808080 0.18cm 0.18cm"/>
      <style:text-properties officeooo:paragraph-rsid="001a29c4"/>
    </style:style>
    <style:style style:name="P24" style:family="paragraph" style:parent-style-name="Text_20_body" style:list-style-name="L3">
      <style:paragraph-properties fo:padding="0.049cm" fo:border="0.06pt solid #000000" style:shadow="#808080 0.18cm 0.18cm"/>
      <style:text-properties officeooo:paragraph-rsid="0025ad41"/>
    </style:style>
    <style:style style:name="P25" style:family="paragraph" style:parent-style-name="Text_20_body">
      <style:paragraph-properties fo:margin-left="1.251cm" fo:margin-right="0cm" fo:text-indent="0cm" style:auto-text-indent="false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paragraph-rsid="001fa7f6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paragraph-rsid="001a29c4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fo:color="#00a65d" fo:font-weight="bold" style:font-weight-asian="bold" style:font-weight-complex="bold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fo:color="#00a65d" fo:font-weight="bold" officeooo:paragraph-rsid="0025ad41" style:font-weight-asian="bold" style:font-weight-complex="bold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officeooo:paragraph-rsid="0024490f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officeooo:paragraph-rsid="0025ad41"/>
    </style:style>
    <style:style style:name="P32" style:family="paragraph" style:parent-style-name="Text_20_body">
      <style:paragraph-properties fo:padding="0.049cm" fo:border="none" style:shadow="none"/>
      <style:text-properties fo:font-size="13pt" fo:font-weight="bold" style:font-size-asian="13pt" style:font-weight-asian="bold" style:font-size-complex="13pt" style:font-weight-complex="bold"/>
    </style:style>
    <style:style style:name="P33" style:family="paragraph" style:parent-style-name="Text_20_body">
      <style:paragraph-properties fo:padding="0.049cm" fo:border="none" style:shadow="none"/>
      <style:text-properties fo:font-size="13pt" fo:font-weight="bold" officeooo:paragraph-rsid="0025ad41" style:font-size-asian="13pt" style:font-weight-asian="bold" style:font-size-complex="13pt" style:font-weight-complex="bold"/>
    </style:style>
    <style:style style:name="T1" style:family="text">
      <style:text-properties officeooo:rsid="00196b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d314" style:font-weight-asian="bold" style:font-weight-complex="bold"/>
    </style:style>
    <style:style style:name="T4" style:family="text">
      <style:text-properties fo:font-weight="bold" officeooo:rsid="00242506" style:font-weight-asian="bold" style:font-weight-complex="bold"/>
    </style:style>
    <style:style style:name="T5" style:family="text">
      <style:text-properties fo:font-weight="bold" officeooo:rsid="0024490f" style:font-weight-asian="bold" style:font-weight-complex="bold"/>
    </style:style>
    <style:style style:name="T6" style:family="text">
      <style:text-properties style:text-outline="true" fo:text-shadow="1pt 1pt" fo:font-weight="bold" style:font-size-asian="10.5pt" style:font-weight-asian="bold" style:font-weight-complex="bold"/>
    </style:style>
    <style:style style:name="T7" style:family="text">
      <style:text-properties style:text-outline="true" fo:text-shadow="1pt 1pt" fo:font-weight="bold" officeooo:rsid="00198626" style:font-size-asian="10.5pt" style:font-weight-asian="bold" style:font-weight-complex="bold"/>
    </style:style>
    <style:style style:name="T8" style:family="text">
      <style:text-properties fo:color="#ce181e" fo:font-weight="bold" officeooo:rsid="00196bbb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a29c4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42506" style:font-style-asian="italic" style:font-weight-asian="bold" style:font-style-complex="italic" style:font-weight-complex="bold"/>
    </style:style>
    <style:style style:name="T12" style:family="text">
      <style:text-properties officeooo:rsid="00198626"/>
    </style:style>
    <style:style style:name="T13" style:family="text">
      <style:text-properties officeooo:rsid="001a29c4"/>
    </style:style>
    <style:style style:name="T14" style:family="text">
      <style:text-properties fo:color="#808080"/>
    </style:style>
    <style:style style:name="T15" style:family="text">
      <style:text-properties fo:color="#808080" officeooo:rsid="00198626"/>
    </style:style>
    <style:style style:name="T16" style:family="text">
      <style:text-properties fo:color="#808080" officeooo:rsid="001a29c4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b70af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fa7f6" style:font-style-asian="normal" style:font-weight-asian="normal" style:font-style-complex="normal" style:font-weight-complex="normal"/>
    </style:style>
    <style:style style:name="T20" style:family="text">
      <style:text-properties officeooo:rsid="001b70af"/>
    </style:style>
    <style:style style:name="T21" style:family="text">
      <style:text-properties officeooo:rsid="001e0105"/>
    </style:style>
    <style:style style:name="T22" style:family="text">
      <style:text-properties officeooo:rsid="001ed314"/>
    </style:style>
    <style:style style:name="T23" style:family="text">
      <style:text-properties officeooo:rsid="001fa7f6"/>
    </style:style>
    <style:style style:name="T24" style:family="text">
      <style:text-properties officeooo:rsid="00203492"/>
    </style:style>
    <style:style style:name="T25" style:family="text">
      <style:text-properties officeooo:rsid="00242506"/>
    </style:style>
    <style:style style:name="T26" style:family="text">
      <style:text-properties officeooo:rsid="0024490f"/>
    </style:style>
    <style:style style:name="T27" style:family="text">
      <style:text-properties fo:color="#00a65d" fo:font-weight="bold" style:font-weight-asian="bold" style:font-weight-complex="bold"/>
    </style:style>
    <style:style style:name="T28" style:family="text">
      <style:text-properties fo:color="#00a65d" fo:font-weight="bold" officeooo:rsid="0024490f" style:font-weight-asian="bold" style:font-weight-complex="bold"/>
    </style:style>
    <style:style style:name="T29" style:family="text">
      <style:text-properties fo:color="#00a65d" fo:font-weight="bold" officeooo:rsid="001ed314" style:font-weight-asian="bold" style:font-weight-complex="bold"/>
    </style:style>
    <style:style style:name="T30" style:family="text">
      <style:text-properties fo:font-size="28pt" officeooo:rsid="00196bbb" style:font-size-asian="28pt" style:font-size-complex="28pt"/>
    </style:style>
    <style:style style:name="Sect1" style:family="section">
      <style:section-properties text:dont-balance-text-columns="false" style:editable="false">
        <style:columns fo:column-count="4">
          <style:column style:rel-width="3543*" fo:start-indent="0cm" fo:end-indent="0.249cm"/>
          <style:column style:rel-width="1983*" fo:start-indent="0.249cm" fo:end-indent="0.249cm"/>
          <style:column style:rel-width="3400*" fo:start-indent="0.249cm" fo:end-indent="0.249cm"/>
          <style:column style:rel-width="1846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4">
          <style:column style:rel-width="3545*" fo:start-indent="0cm" fo:end-indent="0.249cm"/>
          <style:column style:rel-width="1983*" fo:start-indent="0.249cm" fo:end-indent="0.249cm"/>
          <style:column style:rel-width="3402*" fo:start-indent="0.249cm" fo:end-indent="0.249cm"/>
          <style:column style:rel-width="1842*" fo:start-indent="0.2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4">
          <style:column style:rel-width="3543*" fo:start-indent="0cm" fo:end-indent="0.249cm"/>
          <style:column style:rel-width="1984*" fo:start-indent="0.249cm" fo:end-indent="0.249cm"/>
          <style:column style:rel-width="3401*" fo:start-indent="0.249cm" fo:end-indent="0.249cm"/>
          <style:column style:rel-width="1844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5"><text:span text:style-name="T1">Bonus de Combat<text:line-break/>(BC = CC / 20)</text:span></text:p>
        <text:p text:style-name="P4"><text:s/></text:p>
        <text:p text:style-name="P14">Bonus de Tir<text:line-break/>(BT = CT / 20)</text:p>
        <text:p text:style-name="P4"><text:s/></text:p>
      </text:section>
      <text:p text:style-name="P1"/>
      <text:section text:style-name="Sect2" text:name="Section3">
        <text:p text:style-name="P14">Armure<text:line-break/>(la plus lourde sur le corps)</text:p>
        <text:p text:style-name="P10"><text:s/></text:p>
        <text:p text:style-name="P14"><text:span text:style-name="T12">Bonus de Combat Défensif<text:line-break/>BCD = BC + Bonus </text:span><text:span text:style-name="T7">Agilité</text:span><text:span text:style-name="T12"> - Armure</text:span></text:p>
        <text:p text:style-name="P5"><text:span text:style-name="T12"><text:s/></text:span></text:p>
      </text:section>
      <text:p text:style-name="P1"/>
      <text:section text:style-name="Sect3" text:name="Section2">
        <text:p text:style-name="P14"><text:span text:style-name="T13">Dégâts</text:span> arme :</text:p>
        <text:p text:style-name="P10"><text:s/></text:p>
        <text:p text:style-name="P14">Dégâts arme :</text:p>
        <text:p text:style-name="P6"><text:s/></text:p>
      </text:section>
      <text:p text:style-name="P1"/>
      <text:p text:style-name="Text_20_body">Phase 1 : <text:span text:style-name="T2">Initiative </text:span>:<text:span text:style-name="T1"> </text:span>ordre selon <text:span text:style-name="T6">Agilité</text:span>, </text:p>
      <text:p text:style-name="P26"><text:span text:style-name="T8">surprise </text:span><text:span text:style-name="T1">possible</text:span> lors du 1er tour : permet de jouer toutes les actions avant les adversaires</text:p>
      <text:p text:style-name="P25">chaque combattant commence en posture <text:span text:style-name="T9">normale</text:span> sauf si circonstances permettent la posture <text:span text:style-name="T9">défensive</text:span></text:p>
      <text:p text:style-name="Text_20_body">Phase 2 : <text:span text:style-name="T2">Actions </text:span>: 1 mouvement + 1 action (tir, frappe, <text:span text:style-name="T25">course, charge,</text:span> etc)</text:p>
      <text:p text:style-name="P28">Actions de combat :</text:p>
      <text:p text:style-name="P25">1) choisir un combat « raisonné » (2d10) ou « à tout va » (1d20) : <text:span text:style-name="T26">en vigueur jusqu’au prochain tour</text:span></text:p>
      <text:p text:style-name="P30"><text:span text:style-name="T20">2)</text:span> <text:span text:style-name="T13">choisir une posture : (en vigueur jusqu’au prochain tour)<text:line-break/><text:tab/></text:span><text:span text:style-name="T10">normale</text:span><text:span text:style-name="T13"> ⇒ utilisation du BC<text:line-break/><text:tab/></text:span><text:span text:style-name="T10">défensive</text:span><text:span text:style-name="T13"> ⇒ utilisation du BCD avec -4 aux dégâts</text:span></text:p>
      <text:p text:style-name="P25"><text:span text:style-name="T20">3)</text:span> choisi<text:span text:style-name="T21">r</text:span> sa cible pour le <text:span text:style-name="T9">Corps-à-Corps</text:span> ou <text:span text:style-name="T9">Tir</text:span><text:span text:style-name="T17"> </text:span><text:span text:style-name="T18">et </text:span><text:span text:style-name="T19">effectuer</text:span><text:span text:style-name="T18"> l’action :</text:span></text:p>
      <text:p text:style-name="P25"><text:span text:style-name="T18"/></text:p>
      <text:p text:style-name="P32">Corps-à-Corps</text:p>
      <text:list xml:id="list1780227252" text:style-name="L1">
        <text:list-item>
          <text:p text:style-name="P18">Jet de combat : Les deux combattants font un jet de d20 <text:span text:style-name="T1">ou 2d10 </text:span>+ <text:span text:style-name="T12">BC</text:span> : le plus gros gagne<text:line-break/><text:span text:style-name="T15">modification 1 :</text:span><text:span text:style-name="T12"> on ajoute au BC(D) +2 par combattant allié en surnombre<text:line-break/></text:span><text:span text:style-name="T15">modification 2 :</text:span><text:span text:style-name="T12"> en posture défensive on utilise le BCD plutôt que le BC</text:span></text:p>
        </text:list-item>
        <text:list-item>
          <text:p text:style-name="P20">Le gagnant inflige les dégâts <text:span text:style-name="T13">égaux au score du jet précédemment obtenu + Dégâts</text:span> arme <text:span text:style-name="T13">utilisée - 10 - armure de l’adversaire<text:line-break/> </text:span><text:span text:style-name="T14">modification 1 :</text:span> <text:span text:style-name="T13">20 ‘nat’ (ou 10+10) ⇒ +5 aux dégâts<text:line-break/> </text:span><text:span text:style-name="T14">modification </text:span><text:span text:style-name="T16">2</text:span><text:span text:style-name="T14"> :</text:span> <text:span text:style-name="T24">adversaire en </text:span>posture défensive <text:span text:style-name="T13">⇒ </text:span>-<text:span text:style-name="T13">4 aux dégâts</text:span></text:p>
        </text:list-item>
      </text:list>
      <text:p text:style-name="P32"><text:span text:style-name="T13">Tir</text:span></text:p>
      <text:list xml:id="list3776169165" text:style-name="L2">
        <text:list-item>
          <text:p text:style-name="P22">Jet de combat : <text:line-break/>→<text:span text:style-name="T20"> l</text:span>e tireur fait un jet de <text:span text:style-name="T20">1</text:span>d20/<text:span text:style-name="T20">2d10</text:span> + <text:span text:style-name="T20">BT + un bonus de visée jusqu'à +4<text:line-break/>→ le défenseur fait un jet de 1d20/2d10 + un bonus de couverture/mobilité jusqu'à +4 <text:line-break/>→ le plus gros gagne</text:span></text:p>
        </text:list-item>
        <text:list-item>
          <text:p text:style-name="P23"><text:span text:style-name="T20">S’il gagne le tireur inflige les dégâts égaux au score du jet précédemment obtenu + Dégâts arme utilisée - 10 - armure de l’adversaire<text:line-break/> </text:span><text:span text:style-name="T15">modification 1 :</text:span><text:span text:style-name="T12"> 20 ‘nat’ (ou 10+10) ⇒ +5 aux dégâts<text:line-break/> </text:span><text:span text:style-name="T15">modification </text:span><text:span text:style-name="T16">2</text:span><text:span text:style-name="T15"> :</text:span><text:span text:style-name="T12"> cible en posture défensive ⇒ -4 aux dégâts</text:span></text:p>
        </text:list-item>
      </text:list>
      <text:p text:style-name="P27"/>
      <text:p text:style-name="P27"><text:span text:style-name="T22">4) </text:span>après un CàC gagné, <text:span text:style-name="T22">même</text:span> sans faire des dommages, on peut pousser un adversaire et ainsi se dégager. Si on rompt le combat sans se dégager, l'adversaire porte un coup gratuit contre votre armure+6 (pas de jet pour se défendre) sauf s'il a d'autres adversaires contre lui à ce moment</text:p>
      <text:p text:style-name="P30"><text:span text:style-name="T5"/></text:p>
      <text:p text:style-name="P30"><text:span text:style-name="T28">C</text:span><text:span text:style-name="T27">ourse</text:span> <text:span text:style-name="T22">(=mouvement * 3) consomme les </text:span>2 actions <text:span text:style-name="T23">d</text:span>u tou<text:span text:style-name="T23">r</text:span></text:p>
      <text:p text:style-name="P30"><text:span text:style-name="T5"/></text:p>
      <text:p text:style-name="P30"><text:span text:style-name="T28">C</text:span><text:span text:style-name="T27">harge</text:span> <text:span text:style-name="T22">(=mouvement * 2) consomme les 2 actions du tour et</text:span> <text:span text:style-name="T23">doit engager </text:span>un CàC <text:span text:style-name="T25">en posture </text:span><text:span text:style-name="T11">normale</text:span> <text:span text:style-name="T23">(sinon charge impossible). La charge </text:span>augmente les dégâts, quelque soit le coté qui les inflige : +2 quelque soit son arm<text:span text:style-name="T22">e</text:span></text:p>
      <text:p text:style-name="P26"/>
      <text:p text:style-name="P26">Autres <text:span text:style-name="T29">A</text:span><text:span text:style-name="T27">ctions</text:span> : tout ce qui est raisonnable.</text:p>
      <text:section text:style-name="Sect2" text:name="Section4">
        <text:p text:style-name="P16"><text:soft-page-break/>Bonus de Combat</text:p>
        <text:p text:style-name="P16">(BC = CC / 20)</text:p>
        <text:p text:style-name="P9"><text:s/></text:p>
        <text:p text:style-name="P16">Bonus de Tir</text:p>
        <text:p text:style-name="P16">(BT = CT / 20)</text:p>
        <text:p text:style-name="P8"><text:span text:style-name="T12"><text:s/></text:span></text:p>
      </text:section>
      <text:p text:style-name="P3"/>
      <text:section text:style-name="Sect2" text:name="Section6">
        <text:p text:style-name="P16">Armure<text:line-break/>(la plus lourde sur le corps)</text:p>
        <text:p text:style-name="P9"><text:s/></text:p>
        <text:p text:style-name="P16"><text:span text:style-name="T12">Bonus de Combat Défensif<text:line-break/>BCD = BC + Bonus </text:span><text:span text:style-name="T7">Agilité</text:span><text:span text:style-name="T12"> - Armure</text:span></text:p>
        <text:p text:style-name="P8"><text:span text:style-name="T12"><text:s/></text:span></text:p>
      </text:section>
      <text:p text:style-name="P3"/>
      <text:section text:style-name="Sect3" text:name="Section5">
        <text:p text:style-name="P16"><text:span text:style-name="T13">Dégâts</text:span> arme :</text:p>
        <text:p text:style-name="P9"><text:s/></text:p>
        <text:p text:style-name="P16">Dégâts arme :</text:p>
        <text:p text:style-name="P7"><text:s/></text:p>
      </text:section>
      <text:p text:style-name="P3"/>
      <text:p text:style-name="P17">Phase 1 : <text:span text:style-name="T2">Initiative </text:span>:<text:span text:style-name="T1"> </text:span>ordre selon <text:span text:style-name="T6">Agilité</text:span>, </text:p>
      <text:p text:style-name="P31"><text:span text:style-name="T8">surprise </text:span><text:span text:style-name="T1">possible</text:span> lors du 1er tour : permet de jouer toutes les actions avant les adversaires</text:p>
      <text:p text:style-name="P31">chaque combattant commence en posture <text:span text:style-name="T9">normale</text:span> sauf si circonstances permettent la posture <text:span text:style-name="T9">défensive</text:span></text:p>
      <text:p text:style-name="P17">Phase 2 : <text:span text:style-name="T2">Actions </text:span>: 1 mouvement + 1 action (tir, frappe, <text:span text:style-name="T25">course, charge,</text:span> etc)</text:p>
      <text:p text:style-name="P29">Actions de combat :</text:p>
      <text:p text:style-name="P31">1) choisir un combat « raisonné » (2d10) ou « à tout va » (1d20) : <text:span text:style-name="T26">en vigueur jusqu’au prochain tour</text:span></text:p>
      <text:p text:style-name="P31"><text:span text:style-name="T20">2)</text:span> <text:span text:style-name="T13">choisir une posture : (en vigueur jusqu’au prochain tour)<text:line-break/><text:tab/></text:span><text:span text:style-name="T10">normale</text:span><text:span text:style-name="T13"> ⇒ utilisation du BC<text:line-break/><text:tab/></text:span><text:span text:style-name="T10">défensive</text:span><text:span text:style-name="T13"> ⇒ utilisation du BCD avec -4 aux dégâts</text:span></text:p>
      <text:p text:style-name="P31"><text:span text:style-name="T20">3)</text:span> choisi<text:span text:style-name="T21">r</text:span> sa cible pour le <text:span text:style-name="T9">Corps-à-Corps</text:span> ou <text:span text:style-name="T9">Tir</text:span><text:span text:style-name="T17"> </text:span><text:span text:style-name="T18">et </text:span><text:span text:style-name="T19">effectuer</text:span><text:span text:style-name="T18"> l’action :</text:span></text:p>
      <text:p text:style-name="P31"><text:span text:style-name="T18"/></text:p>
      <text:p text:style-name="P33">Corps-à-Corps</text:p>
      <text:list xml:id="list150910285153072" text:continue-list="list1780227252" text:style-name="L1">
        <text:list-item>
          <text:p text:style-name="P19">Jet de combat : Les deux combattants font un jet de d20 <text:span text:style-name="T1">ou 2d10 </text:span>+ <text:span text:style-name="T12">BC</text:span> : le plus gros gagne<text:line-break/><text:span text:style-name="T15">modification 1 :</text:span><text:span text:style-name="T12"> on ajoute au BC(D) +2 par combattant allié en surnombre<text:line-break/></text:span><text:span text:style-name="T15">modification 2 :</text:span><text:span text:style-name="T12"> en posture défensive on utilise le BCD plutôt que le BC</text:span></text:p>
        </text:list-item>
        <text:list-item>
          <text:p text:style-name="P21">Le gagnant inflige les dégâts <text:span text:style-name="T13">égaux au score du jet précédemment obtenu + Dégâts</text:span> arme <text:span text:style-name="T13">utilisée - 10 - armure de l’adversaire<text:line-break/> </text:span><text:span text:style-name="T14">modification 1 :</text:span> <text:span text:style-name="T13">20 ‘nat’ (ou 10+10) ⇒ +5 aux dégâts<text:line-break/> </text:span><text:span text:style-name="T14">modification </text:span><text:span text:style-name="T16">2</text:span><text:span text:style-name="T14"> :</text:span> <text:span text:style-name="T24">adversaire en </text:span>posture défensive <text:span text:style-name="T13">⇒ </text:span>-<text:span text:style-name="T13">4 aux dégâts</text:span></text:p>
        </text:list-item>
      </text:list>
      <text:p text:style-name="P33"><text:span text:style-name="T13">Tir</text:span></text:p>
      <text:list xml:id="list2413722209" text:style-name="L3">
        <text:list-item>
          <text:p text:style-name="P24">Jet de combat : <text:line-break/>→<text:span text:style-name="T20"> l</text:span>e tireur fait un jet de <text:span text:style-name="T20">1</text:span>d20/<text:span text:style-name="T20">2d10</text:span> + <text:span text:style-name="T20">BT + un bonus de visée jusqu'à +4<text:line-break/>→ le défenseur fait un jet de 1d20/2d10 + un bonus de couverture/mobilité jusqu'à +4 <text:line-break/>→ le plus gros gagne</text:span></text:p>
        </text:list-item>
        <text:list-item>
          <text:p text:style-name="P24"><text:span text:style-name="T20">S’il gagne le tireur inflige les dégâts égaux au score du jet précédemment obtenu + Dégâts arme utilisée - 10 - armure de l’adversaire<text:line-break/> </text:span><text:span text:style-name="T15">modification 1 :</text:span><text:span text:style-name="T12"> 20 ‘nat’ (ou 10+10) ⇒ +5 aux dégâts<text:line-break/> </text:span><text:span text:style-name="T15">modification </text:span><text:span text:style-name="T16">2</text:span><text:span text:style-name="T15"> :</text:span><text:span text:style-name="T12"> cible en posture défensive ⇒ -4 aux dégâts</text:span></text:p>
        </text:list-item>
      </text:list>
      <text:p text:style-name="P31"/>
      <text:p text:style-name="P31"><text:span text:style-name="T22">4) </text:span>après un CàC gagné, <text:span text:style-name="T22">même</text:span> sans faire des dommages, on peut pousser un adversaire et ainsi se dégager. Si on rompt le combat sans se dégager, l'adversaire porte un coup gratuit contre votre armure+6 (pas de jet pour se défendre) sauf s'il a d'autres adversaires contre lui à ce moment</text:p>
      <text:p text:style-name="P31"><text:span text:style-name="T5"/></text:p>
      <text:p text:style-name="P31"><text:span text:style-name="T28">C</text:span><text:span text:style-name="T27">ourse</text:span> <text:span text:style-name="T22">(=mouvement * 3) consomme les </text:span>2 actions <text:span text:style-name="T23">d</text:span>u tou<text:span text:style-name="T23">r</text:span></text:p>
      <text:p text:style-name="P31"><text:span text:style-name="T5"/></text:p>
      <text:p text:style-name="P31"><text:span text:style-name="T28">C</text:span><text:span text:style-name="T27">harge</text:span> <text:span text:style-name="T22">(=mouvement * 2) consomme les 2 actions du tour et</text:span> <text:span text:style-name="T23">doit engager </text:span>un CàC <text:span text:style-name="T25">en posture </text:span><text:span text:style-name="T11">normale</text:span> <text:span text:style-name="T23">(sinon charge impossible). La charge </text:span>augmente les dégâts, quelque soit le coté qui les inflige : +2 quelque soit son arm<text:span text:style-name="T22">e</text:span></text:p>
      <text:p text:style-name="P31"/>
      <text:p text:style-name="P31">Autres <text:span text:style-name="T29">A</text:span><text:span text:style-name="T27">ctions</text:span> : tout ce qui est raisonn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/>
      <style:text-properties style:font-name="Liberation Sans Narrow" fo:font-family="'Liberation Sans Narrow'" style:font-style-name="Normal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cm" loext:contextual-spacing="false" style:page-number="auto"/>
      <style:text-properties fo:font-variant="small-caps" fo:font-size="14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de comba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3:14:44.274219428</meta:creation-date>
    <dc:date>2021-07-06T15:09:09.814358795</dc:date>
    <meta:editing-duration>PT18M24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899" meta:character-count="4767" meta:non-whitespace-character-count="3897"/>
  </office:meta>
</office:document-meta>
</file>